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at is automation?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ransforming long, repetitive manual tasks into a single click operation, minimizing human intervention to maximize productivity and enable scalabilty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goTeam Examp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angeMe generic node</text:p>
              </text:list-item>
              <text:list-item>
                <text:p>TeamyInstall procedure</text:p>
              </text:list-item>
              <text:list-item>
                <text:p>Rosbag play 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velop automation and testing tools for every algorithm</text:p>
              </text:list-item>
              <text:list-item>
                <text:p>Quickly detect integration issues</text:p>
              </text:list-item>
              <text:list-item>
                <text:p>Deep understanding of whole system to locate origin of rising erro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T- Dynamic Object Tr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btained large set of successful bag records</text:p>
              </text:list-item>
              <text:list-item>
                <text:p>Optimized the test environment to stabilize results </text:p>
              </text:list-item>
              <text:list-item>
                <text:p>generated 'GroundTruth' data output</text:p>
              </text:list-item>
              <text:list-item>
                <text:p>generate 'TrailCode' data output <text:s/></text:p>
              </text:list-item>
              <text:list-item>
                <text:p>Analyze results and export to a well organized excel file</text:p>
              </text:list-item>
              <text:list-item>
                <text:p>Enabled RQT reconfigure benchmarking and analytic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 use the server for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ernal Error Detections </text:p>
              </text:list-item>
              <text:list-item>
                <text:p>Integration and synchronization error detection</text:p>
              </text:list-item>
              <text:list-item>
                <text:p>Code Degredation Prevention</text:p>
              </text:list-item>
              <text:list-item>
                <text:p>Threshold optimiz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35:26.976556356</meta:creation-date>
    <dc:date>2017-02-27T11:56:41.596247572</dc:date>
    <meta:editing-duration>PT5M23S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